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24cm"/>
    </style:style>
    <style:style style:name="co2" style:family="table-column">
      <style:table-column-properties fo:break-before="auto" style:column-width="1.736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3.027cm"/>
    </style:style>
    <style:style style:name="co5" style:family="table-column">
      <style:table-column-properties fo:break-before="auto" style:column-width="1.122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1.93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9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0.47cm"/>
    </style:style>
    <style:style style:name="co12" style:family="table-column">
      <style:table-column-properties fo:break-before="auto" style:column-width="10.07cm"/>
    </style:style>
    <style:style style:name="co13" style:family="table-column">
      <style:table-column-properties fo:break-before="auto" style:column-width="6.7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bf0041" fo:border="1.5pt solid #000000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 style:data-style-name="N111">
      <style:table-cell-properties fo:background-color="#ff972f"/>
    </style:style>
    <style:style style:name="ce5" style:family="table-cell" style:parent-style-name="Default">
      <style:table-cell-properties fo:background-color="#ffde59"/>
    </style:style>
    <style:style style:name="ce6" style:family="table-cell" style:parent-style-name="Default">
      <style:table-cell-properties fo:background-color="#ffff6d"/>
    </style:style>
    <style:style style:name="ce7" style:family="table-cell" style:parent-style-name="Default">
      <style:table-cell-properties fo:background-color="#ffff00" fo:border="1.5pt solid #000000"/>
    </style:style>
    <style:style style:name="ce50" style:family="table-cell" style:parent-style-name="Default">
      <style:table-cell-properties fo:background-color="#dde8cb" fo:border="0.74pt solid #000000"/>
    </style:style>
    <style:style style:name="ce51" style:family="table-cell" style:parent-style-name="Default">
      <style:table-cell-properties fo:background-color="#e0c2cd" fo:border="0.74pt solid #000000"/>
    </style:style>
    <style:style style:name="ce52" style:family="table-cell" style:parent-style-name="Default">
      <style:table-cell-properties fo:background-color="#b3cac7" fo:border="0.74pt solid #000000"/>
    </style:style>
    <style:style style:name="ce53" style:family="table-cell" style:parent-style-name="Default">
      <style:table-cell-properties fo:background-color="#ffd8ce" fo:border="0.74pt solid #000000"/>
    </style:style>
    <style:style style:name="ce12" style:family="table-cell" style:parent-style-name="Default" style:data-style-name="N111">
      <style:table-cell-properties fo:background-color="#729fcf"/>
    </style:style>
    <style:style style:name="ce13" style:family="table-cell" style:parent-style-name="Default" style:data-style-name="N111">
      <style:table-cell-properties fo:background-color="#ffde59"/>
    </style:style>
    <style:style style:name="ce14" style:family="table-cell" style:parent-style-name="Default" style:data-style-name="N111">
      <style:table-cell-properties fo:background-color="#ffff6d"/>
    </style:style>
    <style:style style:name="ce15" style:family="table-cell" style:parent-style-name="Default" style:data-style-name="N111">
      <style:table-cell-properties fo:background-color="#dde8cb" fo:border="0.74pt solid #000000"/>
    </style:style>
    <style:style style:name="ce16" style:family="table-cell" style:parent-style-name="Default" style:data-style-name="N111">
      <style:table-cell-properties fo:background-color="#e0c2cd" fo:border="0.74pt solid #000000"/>
    </style:style>
    <style:style style:name="ce17" style:family="table-cell" style:parent-style-name="Default" style:data-style-name="N111">
      <style:table-cell-properties fo:background-color="#b3cac7" fo:border="0.74pt solid #000000"/>
    </style:style>
    <style:style style:name="ce18" style:family="table-cell" style:parent-style-name="Default" style:data-style-name="N105">
      <style:table-cell-properties fo:background-color="#ffd8ce" fo:border="0.74pt solid #000000"/>
    </style:style>
    <style:style style:name="ce19" style:family="table-cell" style:parent-style-name="Default">
      <style:table-cell-properties fo:background-color="#5983b0"/>
    </style:style>
    <style:style style:name="ce20" style:family="table-cell" style:parent-style-name="Default" style:data-style-name="N111">
      <style:table-cell-properties fo:background-color="#b47804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1">
      <style:table-cell-properties fo:background-color="#acb20c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11">
      <style:table-cell-properties fo:background-color="#e6e905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11">
      <style:table-cell-properties fo:background-color="#ffffff"/>
      <style:text-properties fo:color="#c9211e" fo:font-weight="bold" style:font-weight-asian="bold" style:font-weight-complex="bold"/>
    </style:style>
    <style:style style:name="ce24" style:family="table-cell" style:parent-style-name="Default" style:data-style-name="N111">
      <style:table-cell-properties fo:background-color="#ffffa6"/>
    </style:style>
    <style:style style:name="ce25" style:family="table-cell" style:parent-style-name="Default" style:data-style-name="N111">
      <style:table-cell-properties fo:background-color="#ffffd7"/>
    </style:style>
    <style:style style:name="ce26" style:family="table-cell" style:parent-style-name="Default" style:data-style-name="N111">
      <style:table-cell-properties fo:background-color="#ffff00"/>
    </style:style>
    <style:style style:name="ce27" style:family="table-cell" style:parent-style-name="Default" style:data-style-name="N111"/>
    <style:style style:name="ce28" style:family="table-cell" style:parent-style-name="Default" style:data-style-name="N111">
      <style:table-cell-properties fo:background-color="#81d41a"/>
    </style:style>
    <style:style style:name="ce29" style:family="table-cell" style:parent-style-name="Default" style:data-style-name="N111">
      <style:table-cell-properties fo:background-color="#afd095" fo:border="0.74pt solid #000000"/>
    </style:style>
    <style:style style:name="ce30" style:family="table-cell" style:parent-style-name="Default" style:data-style-name="N111">
      <style:table-cell-properties fo:background-color="#bf819e" fo:border="0.74pt solid #000000"/>
    </style:style>
    <style:style style:name="ce31" style:family="table-cell" style:parent-style-name="Default" style:data-style-name="N111">
      <style:table-cell-properties fo:background-color="#81aca6" fo:border="0.74pt solid #000000"/>
    </style:style>
    <style:style style:name="ce32" style:family="table-cell" style:parent-style-name="Default" style:data-style-name="N111">
      <style:table-cell-properties fo:background-color="#ffaa95" fo:border="0.74pt solid #000000"/>
    </style:style>
    <style:style style:name="ce33" style:family="table-cell" style:parent-style-name="Default">
      <style:table-cell-properties fo:background-color="#ffffff"/>
      <style:text-properties fo:color="#c9211e" fo:font-weight="bold" style:font-weight-asian="bold" style:font-weight-complex="bold"/>
    </style:style>
    <style:style style:name="ce34" style:family="table-cell" style:parent-style-name="Default">
      <style:table-cell-properties fo:background-color="#ffffa6"/>
    </style:style>
    <style:style style:name="ce35" style:family="table-cell" style:parent-style-name="Default">
      <style:table-cell-properties fo:background-color="#ffffd7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 style:data-style-name="N111">
      <style:table-cell-properties fo:background-color="#bf0041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fo:background-color="#ffb66c" fo:border="0.74pt solid #000000"/>
    </style:style>
    <style:style style:name="ce40" style:family="table-cell" style:parent-style-name="Default" style:data-style-name="N111">
      <style:table-cell-properties fo:background-color="#ffff00" fo:border="0.74pt solid #000000"/>
    </style:style>
    <style:style style:name="ce41" style:family="table-cell" style:parent-style-name="Default" style:data-style-name="N111">
      <style:table-cell-properties fo:background-color="#ffb66c" fo:border="0.74pt solid #000000"/>
    </style:style>
    <style:style style:name="ce42" style:family="table-cell" style:parent-style-name="Default" style:data-style-name="N113">
      <style:table-cell-properties fo:background-color="#ffb66c" fo:border="0.74pt solid #000000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bf0041"/>
    </style:style>
    <style:style style:name="ce45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>
      <style:table-cell-properties fo:background-color="#81d41a" fo:border="0.74pt solid #000000"/>
    </style:style>
    <style:style style:name="ce47" style:family="table-cell" style:parent-style-name="Default" style:data-style-name="N111">
      <style:table-cell-properties fo:background-color="#ffdbb6" fo:border="0.74pt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content-validations>
        <table:content-validation table:name="val1" table:condition="of:cell-content-is-in-list([$'lista malti'.$A$1:.$A$1048576])" table:allow-empty-cell="true" table:display-list="unsorted" table:base-cell-address="'modello calcolo'.A8">
          <table:error-message table:message-type="stop" table:display="true"/>
        </table:content-validation>
        <table:content-validation table:name="val2" table:condition="of:cell-content-is-in-list([$luppolo.$A$1:.$A$1048576])" table:allow-empty-cell="true" table:display-list="unsorted" table:base-cell-address="'modello calcolo'.A20">
          <table:error-message table:message-type="stop" table:display="true"/>
        </table:content-validation>
        <table:content-validation table:name="val3" table:condition="of:cell-content-is-in-list([$lieviti.$A$1:.$A$1048576])" table:allow-empty-cell="true" table:display-list="unsorted" table:base-cell-address="'modello calcolo'.A28">
          <table:error-message table:message-type="stop" table:display="true"/>
        </table:content-validation>
        <table:content-validation table:name="val4" table:condition="of:cell-content-is-in-list([$spezie.$A$1:.$A$1048576])" table:allow-empty-cell="true" table:display-list="unsorted" table:base-cell-address="'modello calcolo'.A33">
          <table:error-message table:message-type="stop" table:display="true"/>
        </table:content-validation>
        <table:content-validation table:name="val5" table:condition="of:cell-content-is-in-list(&quot;10&quot;;&quot;23&quot;;&quot;30&quot;;&quot;40&quot;;&quot;50&quot;;&quot;60&quot;;&quot;70&quot;;&quot;80&quot;;&quot;90&quot;;&quot;100&quot;;&quot;&quot;)" table:allow-empty-cell="true" table:display-list="sort-ascending" table:base-cell-address="'modello calcolo'.E1">
          <table:error-message table:message-type="stop" table:display="true"/>
        </table:content-validation>
      </table:content-validations>
      <table:table table:name="modello calcol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7"/>
        <table:table-column table:style-name="co5" table:default-cell-style-name="Default"/>
        <table:table-column table:style-name="co6" table:default-cell-style-name="Default"/>
        <table:table-column table:style-name="co7" table:default-cell-style-name="ce27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2" table:number-columns-repeated="3"/>
          <table:table-cell table:style-name="ce23" office:value-type="string" calcext:value-type="string">
            <text:p>batch:</text:p>
          </table:table-cell>
          <table:table-cell table:style-name="ce33" table:content-validation-name="val5" office:value-type="float" office:value="50" calcext:value-type="float">
            <text:p>50</text:p>
          </table:table-cell>
          <table:table-cell table:style-name="ce37" table:number-columns-repeated="2"/>
          <table:table-cell table:style-name="ce44" table:number-columns-repeated="2"/>
        </table:table-row>
        <table:table-row table:style-name="ro1">
          <table:table-cell table:style-name="ce3" office:value-type="string" calcext:value-type="string">
            <text:p>costo al litro no vetro:</text:p>
          </table:table-cell>
          <table:table-cell table:style-name="ce12" table:formula="of:=SUM([.F4]/[.E1])" office:value-type="currency" office:currency="EUR" office:value="1.518664" calcext:value-type="currency">
            <text:p>€ 1,52</text:p>
          </table:table-cell>
          <table:table-cell table:style-name="ce19" office:value-type="string" calcext:value-type="string">
            <text:p>+ manodopera</text:p>
          </table:table-cell>
          <table:table-cell table:style-name="ce24" office:value-type="string" calcext:value-type="string" table:number-columns-spanned="2" table:number-rows-spanned="1">
            <text:p>Parziale materiali:</text:p>
          </table:table-cell>
          <table:covered-table-cell table:style-name="ce34"/>
          <table:table-cell table:style-name="ce24" table:formula="of:=SUM([.$D8:.$D119])" office:value-type="currency" office:currency="EUR" office:value="29.3632" calcext:value-type="currency">
            <text:p>€ 29,3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osto 75cl</text:p>
          </table:table-cell>
          <table:table-cell table:style-name="ce4" table:formula="of:=SUM([.B2]*75)/100+1.5" office:value-type="currency" office:currency="EUR" office:value="2.638998" calcext:value-type="currency">
            <text:p>€ 2,64</text:p>
          </table:table-cell>
          <table:table-cell table:style-name="ce20" table:formula="of:=SUM([.B3])*2" office:value-type="currency" office:currency="EUR" office:value="5.277996" calcext:value-type="currency">
            <text:p>€ 5,28</text:p>
          </table:table-cell>
          <table:table-cell table:style-name="ce25" office:value-type="string" calcext:value-type="string" table:number-columns-spanned="2" table:number-rows-spanned="1">
            <text:p>Parziale spese gestione:</text:p>
          </table:table-cell>
          <table:covered-table-cell table:style-name="ce35"/>
          <table:table-cell table:style-name="ce25" table:formula="of:=SUM([.$I8:.$I75])" office:value-type="currency" office:currency="EUR" office:value="46.57" calcext:value-type="currency">
            <text:p>€ 46,57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osto 66cl</text:p>
          </table:table-cell>
          <table:table-cell table:style-name="ce13" table:formula="of:=SUM([.B2]*66)/100+1.5" office:value-type="currency" office:currency="EUR" office:value="2.50231824" calcext:value-type="currency">
            <text:p>€ 2,50</text:p>
          </table:table-cell>
          <table:table-cell table:style-name="ce21" table:formula="of:=SUM([.B4])*2" office:value-type="currency" office:currency="EUR" office:value="5.00463648" calcext:value-type="currency">
            <text:p>€ 5,00</text:p>
          </table:table-cell>
          <table:table-cell table:style-name="ce26" office:value-type="string" calcext:value-type="string" table:number-columns-spanned="2" table:number-rows-spanned="1">
            <text:p>Totale:</text:p>
          </table:table-cell>
          <table:covered-table-cell table:style-name="ce36"/>
          <table:table-cell table:style-name="ce26" table:formula="of:=SUM([.$F2:.$F3])" office:value-type="currency" office:currency="EUR" office:value="75.9332" calcext:value-type="currency">
            <text:p>€ 75,93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Costo 33cl</text:p>
          </table:table-cell>
          <table:table-cell table:style-name="ce14" table:formula="of:=SUM([.B2]*33)/100+1.5" office:value-type="currency" office:currency="EUR" office:value="2.00115912" calcext:value-type="currency">
            <text:p>€ 2,00</text:p>
          </table:table-cell>
          <table:table-cell table:style-name="ce22" table:formula="of:=SUM([.B5])*2" office:value-type="currency" office:currency="EUR" office:value="4.00231824" calcext:value-type="currency">
            <text:p>€ 4,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materiale</text:p>
          </table:table-cell>
          <table:table-cell table:style-name="ce7" office:value-type="string" calcext:value-type="string">
            <text:p>costo</text:p>
          </table:table-cell>
          <table:table-cell table:style-name="ce7" office:value-type="string" calcext:value-type="string">
            <text:p>quantità al kg</text:p>
          </table:table-cell>
          <table:table-cell table:style-name="ce28" office:value-type="string" calcext:value-type="string">
            <text:p>totale ingrediente</text:p>
          </table:table-cell>
          <table:table-cell/>
          <table:table-cell table:style-name="ce38" office:value-type="string" calcext:value-type="string">
            <text:p>materiale</text:p>
          </table:table-cell>
          <table:table-cell table:style-name="ce40" office:value-type="string" calcext:value-type="string">
            <text:p>costo</text:p>
          </table:table-cell>
          <table:table-cell table:style-name="ce38" office:value-type="string" calcext:value-type="string">
            <text:p>quantità</text:p>
          </table:table-cell>
          <table:table-cell table:style-name="ce46" office:value-type="string" calcext:value-type="string">
            <text:p>totale ingrediente</text:p>
          </table:table-cell>
        </table:table-row>
        <table:table-row table:style-name="ro1">
          <table:table-cell table:style-name="ce50" table:content-validation-name="val1" office:value-type="string" calcext:value-type="string">
            <text:p>Malto Muntons Extra Pale Maris Otter</text:p>
          </table:table-cell>
          <table:table-cell table:style-name="ce15" table:formula="of:=IF([.A8]=&quot;&quot;;&quot;&quot;;(VLOOKUP([.$A8];['file:///home/azzurra/Documenti/erp-con-libreoffice-calc/calcolo%20costo%20della%20birra.ods'#$'costo dei malti'.$A$2:.$D$250];4;0)))" office:value-type="currency" office:currency="EUR" office:value="1.596" calcext:value-type="currency">
            <text:p>€ 1,60</text:p>
          </table:table-cell>
          <table:table-cell table:style-name="ce50" office:value-type="float" office:value="5" calcext:value-type="float">
            <text:p>5</text:p>
          </table:table-cell>
          <table:table-cell table:style-name="ce29" table:formula="of:=IF([.A8]=&quot;&quot;;&quot;&quot;;SUM([.B8]*[.C8]))" office:value-type="currency" office:currency="EUR" office:value="7.98" calcext:value-type="currency">
            <text:p>€ 7,98</text:p>
          </table:table-cell>
          <table:table-cell/>
          <table:table-cell table:style-name="ce39" office:value-type="string" calcext:value-type="string">
            <text:p>gas</text:p>
          </table:table-cell>
          <table:table-cell table:style-name="ce41" table:formula="of:=['file:///home/azzurra/Documenti/erp-con-libreoffice-calc/modello%20calcolo%20costo%20materiali%20della%20birra.ods'#$'costo gpl'.D2]" office:value-type="currency" office:currency="EUR" office:value="3.1" calcext:value-type="currency">
            <text:p>€ 3,10</text:p>
          </table:table-cell>
          <table:table-cell table:style-name="ce45" table:formula="of:=IF([.$E$1]=23;1.3;IF([.$E$1]=40;2;IF([.$E$1]=50;2.2;)))" office:value-type="float" office:value="2.2" calcext:value-type="float">
            <text:p>2,2</text:p>
          </table:table-cell>
          <table:table-cell table:style-name="ce47" table:formula="of:==IF([.H8]=&quot;&quot;;&quot;&quot;;SUM([.G8]*[.H8]))" office:value-type="currency" office:currency="EUR" office:value="6.82" calcext:value-type="currency">
            <text:p>€ 6,82</text:p>
          </table:table-cell>
        </table:table-row>
        <table:table-row table:style-name="ro1">
          <table:table-cell table:style-name="ce50" table:content-validation-name="val1" office:value-type="string" calcext:value-type="string">
            <text:p>Malto in grani Weyermann Premium Pilsner</text:p>
          </table:table-cell>
          <table:table-cell table:style-name="ce15" table:formula="of:=IF([.A9]=&quot;&quot;;&quot;&quot;;(VLOOKUP([.$A9];['file:///home/azzurra/Documenti/erp-con-libreoffice-calc/calcolo%20costo%20della%20birra.ods'#$'costo dei malti'.$A$2:.$D$250];4;0)))" office:value-type="currency" office:currency="EUR" office:value="1.836" calcext:value-type="currency">
            <text:p>€ 1,84</text:p>
          </table:table-cell>
          <table:table-cell table:style-name="ce50" office:value-type="float" office:value="4" calcext:value-type="float">
            <text:p>4</text:p>
          </table:table-cell>
          <table:table-cell table:style-name="ce29" table:formula="of:=IF([.A9]=&quot;&quot;;&quot;&quot;;SUM([.B9]*[.C9]))" office:value-type="currency" office:currency="EUR" office:value="7.344" calcext:value-type="currency">
            <text:p>€ 7,34</text:p>
          </table:table-cell>
          <table:table-cell/>
          <table:table-cell table:style-name="ce39" office:value-type="string" calcext:value-type="string">
            <text:p>luce</text:p>
          </table:table-cell>
          <table:table-cell table:style-name="ce41" office:value-type="currency" office:currency="EUR" office:value="3" calcext:value-type="currency">
            <text:p>€ 3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9]=&quot;&quot;;&quot;&quot;;SUM([.G9]*[.H9]))" office:value-type="currency" office:currency="EUR" office:value="3" calcext:value-type="currency">
            <text:p>€ 3,00</text:p>
          </table:table-cell>
        </table:table-row>
        <table:table-row table:style-name="ro1">
          <table:table-cell table:style-name="ce50" table:content-validation-name="val1" office:value-type="string" calcext:value-type="string">
            <text:p>Malto in grani Weyermann Cara Munich 1 </text:p>
          </table:table-cell>
          <table:table-cell table:style-name="ce15" table:formula="of:=IF([.A10]=&quot;&quot;;&quot;&quot;;(VLOOKUP([.$A10];['file:///home/azzurra/Documenti/erp-con-libreoffice-calc/calcolo%20costo%20della%20birra.ods'#$'costo dei malti'.$A$2:.$D$250];4;0)))" office:value-type="currency" office:currency="EUR" office:value="2.98" calcext:value-type="currency">
            <text:p>€ 2,98</text:p>
          </table:table-cell>
          <table:table-cell table:style-name="ce50" office:value-type="float" office:value="0.8" calcext:value-type="float">
            <text:p>0,8</text:p>
          </table:table-cell>
          <table:table-cell table:style-name="ce29" table:formula="of:=IF([.A10]=&quot;&quot;;&quot;&quot;;SUM([.B10]*[.C10]))" office:value-type="currency" office:currency="EUR" office:value="2.384" calcext:value-type="currency">
            <text:p>€ 2,38</text:p>
          </table:table-cell>
          <table:table-cell/>
          <table:table-cell table:style-name="ce39" office:value-type="string" calcext:value-type="string">
            <text:p>acqua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5" table:formula="of:=IF([.$E$1]=23;1.3;IF([.$E$1]=40;1.4;IF([.$E$1]=50;1.5;)))" office:value-type="float" office:value="1.5" calcext:value-type="float">
            <text:p>1,5</text:p>
          </table:table-cell>
          <table:table-cell table:style-name="ce47" table:formula="of:==IF([.H10]=&quot;&quot;;&quot;&quot;;SUM([.G10]*[.H10]))" office:value-type="currency" office:currency="EUR" office:value="7.5" calcext:value-type="currency">
            <text:p>€ 7,50</text:p>
          </table:table-cell>
        </table:table-row>
        <table:table-row table:style-name="ro1">
          <table:table-cell table:style-name="ce50" table:content-validation-name="val1" office:value-type="string" calcext:value-type="string">
            <text:p>Muntons Crystal Malt 150</text:p>
          </table:table-cell>
          <table:table-cell table:style-name="ce15" table:formula="of:=IF([.A11]=&quot;&quot;;&quot;&quot;;(VLOOKUP([.$A11];['file:///home/azzurra/Documenti/erp-con-libreoffice-calc/calcolo%20costo%20della%20birra.ods'#$'costo dei malti'.$A$2:.$D$250];4;0)))" office:value-type="currency" office:currency="EUR" office:value="1.938" calcext:value-type="currency">
            <text:p>€ 1,94</text:p>
          </table:table-cell>
          <table:table-cell table:style-name="ce50" office:value-type="float" office:value="0.4" calcext:value-type="float">
            <text:p>0,4</text:p>
          </table:table-cell>
          <table:table-cell table:style-name="ce29" table:formula="of:=IF([.A11]=&quot;&quot;;&quot;&quot;;SUM([.B11]*[.C11]))" office:value-type="currency" office:currency="EUR" office:value="0.7752" calcext:value-type="currency">
            <text:p>€ 0,78</text:p>
          </table:table-cell>
          <table:table-cell/>
          <table:table-cell table:style-name="ce39" office:value-type="string" calcext:value-type="string">
            <text:p>lavaggio bottiglie</text:p>
          </table:table-cell>
          <table:table-cell table:style-name="ce42" office:value-type="currency" office:currency="EUR" office:value="0.05" calcext:value-type="currency">
            <text:p>€ 0,05000</text:p>
          </table:table-cell>
          <table:table-cell table:style-name="ce45" table:formula="of:=IF([.$E$1]=23;26;IF([.$E$1]=40;52;IF([.$E$1]=50;65;)))" office:value-type="float" office:value="65" calcext:value-type="float">
            <text:p>65</text:p>
          </table:table-cell>
          <table:table-cell table:style-name="ce47" table:formula="of:==IF([.H11]=&quot;&quot;;&quot;&quot;;SUM([.G11]*[.H11]))" office:value-type="currency" office:currency="EUR" office:value="3.25" calcext:value-type="currency">
            <text:p>€ 3,25</text:p>
          </table:table-cell>
        </table:table-row>
        <table:table-row table:style-name="ro1">
          <table:table-cell table:style-name="ce50" table:content-validation-name="val1" office:value-type="string" calcext:value-type="string">
            <text:p>Malto in grani Pauls Melanoidin </text:p>
          </table:table-cell>
          <table:table-cell table:style-name="ce15" table:formula="of:=IF([.A12]=&quot;&quot;;&quot;&quot;;(VLOOKUP([.$A12];['file:///home/azzurra/Documenti/erp-con-libreoffice-calc/calcolo%20costo%20della%20birra.ods'#$'costo dei malti'.$A$2:.$D$250];4;0)))" office:value-type="currency" office:currency="EUR" office:value="2.2" calcext:value-type="currency">
            <text:p>€ 2,20</text:p>
          </table:table-cell>
          <table:table-cell table:style-name="ce50" office:value-type="float" office:value="0.4" calcext:value-type="float">
            <text:p>0,4</text:p>
          </table:table-cell>
          <table:table-cell table:style-name="ce29" table:formula="of:=IF([.A12]=&quot;&quot;;&quot;&quot;;SUM([.B12]*[.C12]))" office:value-type="currency" office:currency="EUR" office:value="0.88" calcext:value-type="currency">
            <text:p>€ 0,88</text:p>
          </table:table-cell>
          <table:table-cell/>
          <table:table-cell table:style-name="ce39" office:value-type="string" calcext:value-type="string">
            <text:p>sanitizzanti</text:p>
          </table:table-cell>
          <table:table-cell table:style-name="ce41" office:value-type="currency" office:currency="EUR" office:value="2" calcext:value-type="currency">
            <text:p>€ 2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2]=&quot;&quot;;&quot;&quot;;SUM([.G12]*[.H12]))" office:value-type="currency" office:currency="EUR" office:value="2" calcext:value-type="currency">
            <text:p>€ 2,00</text:p>
          </table:table-cell>
        </table:table-row>
        <table:table-row table:style-name="ro1">
          <table:table-cell table:style-name="ce50" table:content-validation-name="val1"/>
          <table:table-cell table:style-name="ce15" table:formula="of:=IF([.A13]=&quot;&quot;;&quot;&quot;;(VLOOKUP([.$A13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3]=&quot;&quot;;&quot;&quot;;SUM([.B13]*[.C13]))">
            <text:p/>
          </table:table-cell>
          <table:table-cell/>
          <table:table-cell table:style-name="ce39" office:value-type="string" calcext:value-type="string">
            <text:p>zucchero</text:p>
          </table:table-cell>
          <table:table-cell table:style-name="ce41" office:value-type="currency" office:currency="EUR" office:value="1" calcext:value-type="currency">
            <text:p>€ 1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3]=&quot;&quot;;&quot;&quot;;SUM([.G13]*[.H13]))" office:value-type="currency" office:currency="EUR" office:value="1" calcext:value-type="currency">
            <text:p>€ 1,00</text:p>
          </table:table-cell>
        </table:table-row>
        <table:table-row table:style-name="ro1">
          <table:table-cell table:style-name="ce50" table:content-validation-name="val1"/>
          <table:table-cell table:style-name="ce15" table:formula="of:=IF([.A14]=&quot;&quot;;&quot;&quot;;(VLOOKUP([.$A14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4]=&quot;&quot;;&quot;&quot;;SUM([.B14]*[.C14]))">
            <text:p/>
          </table:table-cell>
          <table:table-cell/>
          <table:table-cell table:style-name="ce39" office:value-type="string" calcext:value-type="string">
            <text:p>spese varie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4]=&quot;&quot;;&quot;&quot;;SUM([.G14]*[.H14]))"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50" table:content-validation-name="val1"/>
          <table:table-cell table:style-name="ce15" table:formula="of:=IF([.A15]=&quot;&quot;;&quot;&quot;;(VLOOKUP([.$A15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5]=&quot;&quot;;&quot;&quot;;SUM([.B15]*[.C15]))">
            <text:p/>
          </table:table-cell>
          <table:table-cell/>
          <table:table-cell table:style-name="ce39" office:value-type="string" calcext:value-type="string">
            <text:p>pulizie</text:p>
          </table:table-cell>
          <table:table-cell table:style-name="ce41" office:value-type="currency" office:currency="EUR" office:value="10" calcext:value-type="currency">
            <text:p>€ 10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5]=&quot;&quot;;&quot;&quot;;SUM([.G15]*[.H15]))" office:value-type="currency" office:currency="EUR" office:value="10" calcext:value-type="currency">
            <text:p>€ 10,00</text:p>
          </table:table-cell>
        </table:table-row>
        <table:table-row table:style-name="ro1">
          <table:table-cell table:style-name="ce50" table:content-validation-name="val1"/>
          <table:table-cell table:style-name="ce15" table:formula="of:=IF([.A16]=&quot;&quot;;&quot;&quot;;(VLOOKUP([.$A16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6]=&quot;&quot;;&quot;&quot;;SUM([.B16]*[.C16]))">
            <text:p/>
          </table:table-cell>
          <table:table-cell/>
          <table:table-cell table:style-name="ce39" office:value-type="string" calcext:value-type="string">
            <text:p>usura impianto</text:p>
          </table:table-cell>
          <table:table-cell table:style-name="ce41" office:value-type="currency" office:currency="EUR" office:value="3" calcext:value-type="currency">
            <text:p>€ 3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6]=&quot;&quot;;&quot;&quot;;SUM([.G16]*[.H16]))" office:value-type="currency" office:currency="EUR" office:value="3" calcext:value-type="currency">
            <text:p>€ 3,00</text:p>
          </table:table-cell>
        </table:table-row>
        <table:table-row table:style-name="ro1">
          <table:table-cell table:style-name="ce50" table:content-validation-name="val1"/>
          <table:table-cell table:style-name="ce15" table:formula="of:=IF([.A17]=&quot;&quot;;&quot;&quot;;(VLOOKUP([.$A17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7]=&quot;&quot;;&quot;&quot;;SUM([.B17]*[.C17]))">
            <text:p/>
          </table:table-cell>
          <table:table-cell/>
          <table:table-cell table:style-name="ce39" office:value-type="string" calcext:value-type="string">
            <text:p>ammortamento impianto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5" office:value-type="float" office:value="1" calcext:value-type="float">
            <text:p>1</text:p>
          </table:table-cell>
          <table:table-cell table:style-name="ce47" table:formula="of:==IF([.H17]=&quot;&quot;;&quot;&quot;;SUM([.G17]*[.H17]))"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50" table:content-validation-name="val1"/>
          <table:table-cell table:style-name="ce15" table:formula="of:=IF([.A18]=&quot;&quot;;&quot;&quot;;(VLOOKUP([.$A18];['file:///home/azzurra/Documenti/erp-con-libreoffice-calc/calcolo%20costo%20della%20birra.ods'#$'costo dei malti'.$A$2:.$D$250];4;0)))">
            <text:p/>
          </table:table-cell>
          <table:table-cell table:style-name="ce50"/>
          <table:table-cell table:style-name="ce29" table:formula="of:=IF([.A18]=&quot;&quot;;&quot;&quot;;SUM([.B18]*[.C18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18]=&quot;&quot;;&quot;&quot;;SUM([.G18]*[.H18]))">
            <text:p/>
          </table:table-cell>
        </table:table-row>
        <table:table-row table:style-name="ro1">
          <table:table-cell table:style-name="ce7" office:value-type="string" calcext:value-type="string">
            <text:p>luppoli</text:p>
          </table:table-cell>
          <table:table-cell table:style-name="ce7" office:value-type="string" calcext:value-type="string">
            <text:p>costo al g</text:p>
          </table:table-cell>
          <table:table-cell table:style-name="ce7" office:value-type="string" calcext:value-type="string">
            <text:p>peso al g.</text:p>
          </table:table-cell>
          <table:table-cell table:style-name="ce28" office:value-type="string" calcext:value-type="string">
            <text:p>totale ingrediente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19]=&quot;&quot;;&quot;&quot;;SUM([.G19]*[.H19]))">
            <text:p/>
          </table:table-cell>
        </table:table-row>
        <table:table-row table:style-name="ro1">
          <table:table-cell table:style-name="ce51" table:content-validation-name="val2" office:value-type="string" calcext:value-type="string">
            <text:p>Luppolo CASCADE</text:p>
          </table:table-cell>
          <table:table-cell table:style-name="ce16" table:formula="of:=IF([.A20]=&quot;&quot;;&quot;&quot;;VLOOKUP([.A20];['file:///home/azzurra/Documenti/erp-con-libreoffice-calc/calcolo%20costo%20della%20birra.ods'#$'costo luppolo'.$A$2:.$D$250];4;0))" office:value-type="currency" office:currency="EUR" office:value="0.04" calcext:value-type="currency">
            <text:p>€ 0,04</text:p>
          </table:table-cell>
          <table:table-cell table:style-name="ce51" office:value-type="float" office:value="250" calcext:value-type="float">
            <text:p>250</text:p>
          </table:table-cell>
          <table:table-cell table:style-name="ce30" table:formula="of:=IF([.A20]=&quot;&quot;;&quot;&quot;;SUM([.B20]*[.C20]))" office:value-type="currency" office:currency="EUR" office:value="10" calcext:value-type="currency">
            <text:p>€ 10,00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0]=&quot;&quot;;&quot;&quot;;SUM([.G20]*[.H20]))">
            <text:p/>
          </table:table-cell>
        </table:table-row>
        <table:table-row table:style-name="ro1">
          <table:table-cell table:style-name="ce51" table:content-validation-name="val2"/>
          <table:table-cell table:style-name="ce16" table:formula="of:=IF([.A21]=&quot;&quot;;&quot;&quot;;VLOOKUP([.A21];['file:///home/azzurra/Documenti/erp-con-libreoffice-calc/calcolo%20costo%20della%20birra.ods'#$'costo luppolo'.$A$2:.$D$250];4;0))">
            <text:p/>
          </table:table-cell>
          <table:table-cell table:style-name="ce51"/>
          <table:table-cell table:style-name="ce30" table:formula="of:=IF([.A21]=&quot;&quot;;&quot;&quot;;SUM([.B21]*[.C21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1]=&quot;&quot;;&quot;&quot;;SUM([.G21]*[.H21]))">
            <text:p/>
          </table:table-cell>
        </table:table-row>
        <table:table-row table:style-name="ro1">
          <table:table-cell table:style-name="ce51" table:content-validation-name="val2"/>
          <table:table-cell table:style-name="ce16" table:formula="of:=IF([.A22]=&quot;&quot;;&quot;&quot;;VLOOKUP([.A22];['file:///home/azzurra/Documenti/erp-con-libreoffice-calc/calcolo%20costo%20della%20birra.ods'#$'costo luppolo'.$A$2:.$D$250];4;0))">
            <text:p/>
          </table:table-cell>
          <table:table-cell table:style-name="ce51"/>
          <table:table-cell table:style-name="ce30" table:formula="of:=IF([.A22]=&quot;&quot;;&quot;&quot;;SUM([.B22]*[.C22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2]=&quot;&quot;;&quot;&quot;;SUM([.G22]*[.H22]))">
            <text:p/>
          </table:table-cell>
        </table:table-row>
        <table:table-row table:style-name="ro1">
          <table:table-cell table:style-name="ce51" table:content-validation-name="val2"/>
          <table:table-cell table:style-name="ce16" table:formula="of:=IF([.A23]=&quot;&quot;;&quot;&quot;;VLOOKUP([.A23];['file:///home/azzurra/Documenti/erp-con-libreoffice-calc/calcolo%20costo%20della%20birra.ods'#$'costo luppolo'.$A$2:.$D$250];4;0))">
            <text:p/>
          </table:table-cell>
          <table:table-cell table:style-name="ce51"/>
          <table:table-cell table:style-name="ce30" table:formula="of:=IF([.A23]=&quot;&quot;;&quot;&quot;;SUM([.B23]*[.C23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3]=&quot;&quot;;&quot;&quot;;SUM([.G23]*[.H23]))">
            <text:p/>
          </table:table-cell>
        </table:table-row>
        <table:table-row table:style-name="ro1">
          <table:table-cell table:style-name="ce51" table:content-validation-name="val2"/>
          <table:table-cell table:style-name="ce16" table:formula="of:=IF([.A24]=&quot;&quot;;&quot;&quot;;VLOOKUP([.A24];['file:///home/azzurra/Documenti/erp-con-libreoffice-calc/calcolo%20costo%20della%20birra.ods'#$'costo luppolo'.$A$2:.$D$250];4;0))">
            <text:p/>
          </table:table-cell>
          <table:table-cell table:style-name="ce51"/>
          <table:table-cell table:style-name="ce30" table:formula="of:=IF([.A24]=&quot;&quot;;&quot;&quot;;SUM([.B24]*[.C24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4]=&quot;&quot;;&quot;&quot;;SUM([.G24]*[.H24]))">
            <text:p/>
          </table:table-cell>
        </table:table-row>
        <table:table-row table:style-name="ro1">
          <table:table-cell table:style-name="ce51" table:content-validation-name="val2"/>
          <table:table-cell table:style-name="ce16" table:formula="of:=IF([.A25]=&quot;&quot;;&quot;&quot;;VLOOKUP([.A25];['file:///home/azzurra/Documenti/erp-con-libreoffice-calc/calcolo%20costo%20della%20birra.ods'#$'costo luppolo'.$A$2:.$D$250];4;0))">
            <text:p/>
          </table:table-cell>
          <table:table-cell table:style-name="ce51"/>
          <table:table-cell table:style-name="ce30" table:formula="of:=IF([.A25]=&quot;&quot;;&quot;&quot;;SUM([.B25]*[.C25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5]=&quot;&quot;;&quot;&quot;;SUM([.G25]*[.H25]))">
            <text:p/>
          </table:table-cell>
        </table:table-row>
        <table:table-row table:style-name="ro1">
          <table:table-cell table:style-name="ce51" table:content-validation-name="val2"/>
          <table:table-cell table:style-name="ce16" table:formula="of:=IF([.A26]=&quot;&quot;;&quot;&quot;;VLOOKUP([.A26];['file:///home/azzurra/Documenti/erp-con-libreoffice-calc/calcolo%20costo%20della%20birra.ods'#$'costo luppolo'.$A$2:.$D$250];4;0))">
            <text:p/>
          </table:table-cell>
          <table:table-cell table:style-name="ce51"/>
          <table:table-cell table:style-name="ce30" table:formula="of:=IF([.A26]=&quot;&quot;;&quot;&quot;;SUM([.B26]*[.C26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6]=&quot;&quot;;&quot;&quot;;SUM([.G26]*[.H26]))">
            <text:p/>
          </table:table-cell>
        </table:table-row>
        <table:table-row table:style-name="ro1">
          <table:table-cell table:style-name="ce7" office:value-type="string" calcext:value-type="string">
            <text:p>Lievito</text:p>
          </table:table-cell>
          <table:table-cell table:style-name="ce7" office:value-type="string" calcext:value-type="string">
            <text:p>costo</text:p>
          </table:table-cell>
          <table:table-cell table:style-name="ce7" office:value-type="string" calcext:value-type="string">
            <text:p>bustine</text:p>
          </table:table-cell>
          <table:table-cell table:style-name="ce28" office:value-type="string" calcext:value-type="string">
            <text:p>totale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7" table:formula="of:==IF([.H27]=&quot;&quot;;&quot;&quot;;SUM([.G27]*[.H27]))">
            <text:p/>
          </table:table-cell>
        </table:table-row>
        <table:table-row table:style-name="ro1">
          <table:table-cell table:style-name="ce52" table:content-validation-name="val3"/>
          <table:table-cell table:style-name="ce17" table:formula="of:=IF([.A28]=&quot;&quot;;&quot;&quot;;VLOOKUP([.A28];['file:///home/azzurra/Documenti/erp-con-libreoffice-calc/modello%20calcolo%20costo%20materiali%20della%20birra.ods'#$'costo lievito'.$A$1:.$B$250];2;0))">
            <text:p/>
          </table:table-cell>
          <table:table-cell table:style-name="ce52"/>
          <table:table-cell table:style-name="ce31" table:formula="of:=IF([.A28]=&quot;&quot;;&quot;&quot;;SUM([.B28]*[.C28]))">
            <text:p/>
          </table:table-cell>
          <table:table-cell table:number-columns-repeated="5"/>
        </table:table-row>
        <table:table-row table:style-name="ro1">
          <table:table-cell table:style-name="ce52" table:content-validation-name="val3"/>
          <table:table-cell table:style-name="ce17" table:formula="of:=IF([.A29]=&quot;&quot;;&quot;&quot;;VLOOKUP([.A29];['file:///home/azzurra/Documenti/erp-con-libreoffice-calc/modello%20calcolo%20costo%20materiali%20della%20birra.ods'#$'costo lievito'.$A$1:.$B$250];2;0))">
            <text:p/>
          </table:table-cell>
          <table:table-cell table:style-name="ce52"/>
          <table:table-cell table:style-name="ce31" table:formula="of:=IF([.A29]=&quot;&quot;;&quot;&quot;;SUM([.B29]*[.C29]))">
            <text:p/>
          </table:table-cell>
          <table:table-cell table:number-columns-repeated="5"/>
        </table:table-row>
        <table:table-row table:style-name="ro1">
          <table:table-cell table:style-name="ce52" table:content-validation-name="val3"/>
          <table:table-cell table:style-name="ce17" table:formula="of:=IF([.A30]=&quot;&quot;;&quot;&quot;;VLOOKUP([.A30];['file:///home/azzurra/Documenti/erp-con-libreoffice-calc/modello%20calcolo%20costo%20materiali%20della%20birra.ods'#$'costo lievito'.$A$1:.$B$250];2;0))">
            <text:p/>
          </table:table-cell>
          <table:table-cell table:style-name="ce52"/>
          <table:table-cell table:style-name="ce31" table:formula="of:=IF([.A30]=&quot;&quot;;&quot;&quot;;SUM([.B30]*[.C30]))">
            <text:p/>
          </table:table-cell>
          <table:table-cell table:number-columns-repeated="5"/>
        </table:table-row>
        <table:table-row table:style-name="ro1">
          <table:table-cell table:style-name="ce52" table:content-validation-name="val3"/>
          <table:table-cell table:style-name="ce17" table:formula="of:=IF([.A31]=&quot;&quot;;&quot;&quot;;VLOOKUP([.A31];['file:///home/azzurra/Documenti/erp-con-libreoffice-calc/modello%20calcolo%20costo%20materiali%20della%20birra.ods'#$'costo lievito'.$A$1:.$B$250];2;0))">
            <text:p/>
          </table:table-cell>
          <table:table-cell table:style-name="ce52"/>
          <table:table-cell table:style-name="ce31" table:formula="of:=IF([.A31]=&quot;&quot;;&quot;&quot;;SUM([.B31]*[.C31]))">
            <text:p/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7" office:value-type="string" calcext:value-type="string">
            <text:p>Spezie ecc</text:p>
          </table:table-cell>
          <table:table-cell table:style-name="ce7" office:value-type="string" calcext:value-type="string">
            <text:p>costo</text:p>
          </table:table-cell>
          <table:table-cell table:style-name="ce7" office:value-type="string" calcext:value-type="string">
            <text:p>peso al g.</text:p>
          </table:table-cell>
          <table:table-cell table:style-name="ce28" office:value-type="string" calcext:value-type="string">
            <text:p>totale</text:p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53" table:content-validation-name="val4"/>
          <table:table-cell table:style-name="ce18" table:formula="of:=IF([.A33]=&quot;&quot;;&quot;&quot;;VLOOKUP([.A33];['file:///home/azzurra/Documenti/erp-con-libreoffice-calc/modello%20calcolo%20costo%20materiali%20della%20birra.ods'#$'spezie ecc'.$A$1:.$D$250];4;0))">
            <text:p/>
          </table:table-cell>
          <table:table-cell table:style-name="ce53"/>
          <table:table-cell table:style-name="ce32" table:formula="of:=IF([.A33]=&quot;&quot;;&quot;&quot;;SUM([.B33]*[.C33]))">
            <text:p/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53" table:content-validation-name="val4"/>
          <table:table-cell table:style-name="ce18" table:formula="of:=IF([.A34]=&quot;&quot;;&quot;&quot;;VLOOKUP([.A34];['file:///home/azzurra/Documenti/erp-con-libreoffice-calc/calcolo%20costo%20della%20birra.ods'#$'spezie ecc'.$A$1:.$D$250];4;0))">
            <text:p/>
          </table:table-cell>
          <table:table-cell table:style-name="ce53"/>
          <table:table-cell table:style-name="ce32" table:formula="of:=IF([.A34]=&quot;&quot;;&quot;&quot;;SUM([.B34]*[.C34]))">
            <text:p/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53" table:content-validation-name="val4"/>
          <table:table-cell table:style-name="ce18" table:formula="of:=IF([.A35]=&quot;&quot;;&quot;&quot;;VLOOKUP([.A35];['file:///home/azzurra/Documenti/erp-con-libreoffice-calc/calcolo%20costo%20della%20birra.ods'#$'spezie ecc'.$A$1:.$D$250];4;0))">
            <text:p/>
          </table:table-cell>
          <table:table-cell table:style-name="ce53"/>
          <table:table-cell table:style-name="ce32" table:formula="of:=IF([.A35]=&quot;&quot;;&quot;&quot;;SUM([.B35]*[.C35]))">
            <text:p/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>
          <table:table-cell table:style-name="ce53" table:content-validation-name="val4"/>
          <table:table-cell table:style-name="ce18" table:formula="of:=IF([.A36]=&quot;&quot;;&quot;&quot;;VLOOKUP([.A36];['file:///home/azzurra/Documenti/erp-con-libreoffice-calc/calcolo%20costo%20della%20birra.ods'#$'spezie ecc'.$A$1:.$D$250];4;0))">
            <text:p/>
          </table:table-cell>
          <table:table-cell table:style-name="ce53"/>
          <table:table-cell table:style-name="ce32" table:formula="of:=IF([.A36]=&quot;&quot;;&quot;&quot;;SUM([.B36]*[.C36]))">
            <text:p/>
          </table:table-cell>
          <table:table-cell table:number-columns-repeated="2"/>
          <table:table-cell table:style-name="ce43"/>
          <table:table-cell table:number-columns-repeated="2"/>
        </table:table-row>
        <table:table-row table:style-name="ro1" table:number-rows-repeated="4">
          <table:table-cell table:number-columns-repeated="6"/>
          <table:table-cell table:style-name="ce43"/>
          <table:table-cell table:number-columns-repeated="2"/>
        </table:table-row>
        <table:table-row table:style-name="ro1" table:number-rows-repeated="104853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pezie" table:style-name="ta1">
        <table:table-column table:style-name="co10" table:default-cell-style-name="Default"/>
        <table:table-row table:style-name="ro1">
          <table:table-cell table:formula="of:=['file:///home/azzurra/Documenti/erp-con-libreoffice-calc/modello%20calcolo%20costo%20materiali%20della%20birra.ods'#$'spezie ecc'.A2:.A3]" office:value-type="string" office:string-value="fave di cacao" calcext:value-type="string">
            <text:p>fave di cacao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:.A4]" office:value-type="string" office:string-value="fragole" calcext:value-type="string">
            <text:p>fragole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:.A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:.A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:.A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:.A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:.A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:.A1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:.A1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:.A1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2:.A1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3:.A1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4:.A1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5:.A1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6:.A1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7:.A1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8:.A1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9:.A2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0:.A2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1:.A2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2:.A2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3:.A2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4:.A2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5:.A2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6:.A2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7:.A2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8:.A2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29:.A3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0:.A3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1:.A3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2:.A3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3:.A3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4:.A3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5:.A3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6:.A3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7:.A3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8:.A3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39:.A4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0:.A4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1:.A4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2:.A4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3:.A4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4:.A4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5:.A4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6:.A4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7:.A4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8:.A4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49:.A5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0:.A5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1:.A5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2:.A5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3:.A5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4:.A5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5:.A5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6:.A5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7:.A5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8:.A5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59:.A6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0:.A6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1:.A6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2:.A6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3:.A6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4:.A6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5:.A6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6:.A6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7:.A6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8:.A6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69:.A7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0:.A7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1:.A7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2:.A7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3:.A7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4:.A7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5:.A7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6:.A7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7:.A7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8:.A7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79:.A8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0:.A8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1:.A8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2:.A8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3:.A8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4:.A8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5:.A8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6:.A8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7:.A8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8:.A8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89:.A9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0:.A9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1:.A9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2:.A9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3:.A9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4:.A9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5:.A9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6:.A9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7:.A9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8:.A9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99:.A10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0:.A10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1:.A10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2:.A10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3:.A10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4:.A10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5:.A10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6:.A10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7:.A108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8:.A109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09:.A110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0:.A111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1:.A112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2:.A113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3:.A114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4:.A115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5:.A116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6:.A117]" office:value-type="float" office:value="0" calcext:value-type="float">
            <text:p/>
          </table:table-cell>
        </table:table-row>
        <table:table-row table:style-name="ro1">
          <table:table-cell table:formula="of:=['file:///home/azzurra/Documenti/erp-con-libreoffice-calc/modello%20calcolo%20costo%20materiali%20della%20birra.ods'#$'spezie ecc'.A117:.A118]" office:value-type="float" office:value="0" calcext:value-type="float">
            <text:p/>
          </table:table-cell>
        </table:table-row>
      </table:table>
      <table:table table:name="lieviti" table:style-name="ta1">
        <table:table-column table:style-name="co11" table:default-cell-style-name="Default"/>
        <table:table-row table:style-name="ro1">
          <table:table-cell table:style-name="ce43" office:value-type="string" calcext:value-type="string">
            <text:p>lievito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]" office:value-type="string" office:string-value="Prodotti" calcext:value-type="string">
            <text:p>Prodotti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]" office:value-type="string" office:string-value="Ireks Malto Vienna" calcext:value-type="string">
            <text:p>Ireks Malto Vienna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]" office:value-type="string" office:string-value="Malto in grani Château Munich " calcext:value-type="string">
            <text:p>Malto in grani Château Munich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]" office:value-type="string" office:string-value="Malto in grani Pauls LIGHT Chocolate inglese " calcext:value-type="string">
            <text:p>Malto in grani Pauls LIGHT Chocolate inglese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]" office:value-type="string" office:string-value="Malto in grani Pauls Melanoidin " calcext:value-type="string">
            <text:p>Malto in grani Pauls Melanoidin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]" office:value-type="string" office:string-value="Malto in grani Weyermann Cara Munich 1 " calcext:value-type="string">
            <text:p>Malto in grani Weyermann Cara Munich 1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]" office:value-type="string" office:string-value="Malto in grani Weyermann Premium Pilsner" calcext:value-type="string">
            <text:p>Malto in grani Weyermann Premium Pilsner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]" office:value-type="string" office:string-value="Malto in grani Weyermann Wheat Pale" calcext:value-type="string">
            <text:p>Malto in grani Weyermann Wheat Pale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]" office:value-type="string" office:string-value="Malto Muntons Extra Pale Maris Otter" calcext:value-type="string">
            <text:p>Malto Muntons Extra Pale Maris Otter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]" office:value-type="string" office:string-value="Muntons Chocolate " calcext:value-type="string">
            <text:p>Muntons Chocolate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]" office:value-type="string" office:string-value="Muntons Crystal Malt 150" calcext:value-type="string">
            <text:p>Muntons Crystal Malt 15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3]" office:value-type="string" office:string-value="Muntons Crystal Malt 150 kg.25" calcext:value-type="string">
            <text:p>Muntons Crystal Malt 150 kg.25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4]" office:value-type="string" office:string-value="" calcext:value-type="error">
            <text:p>#VALORE!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5]" office:value-type="string" office:string-value="" calcext:value-type="error">
            <text:p>#VALORE!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6]" office:value-type="string" office:string-value="" calcext:value-type="error">
            <text:p>#VALORE!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ievito'.A125]" office:value-type="float" office:value="0" calcext:value-type="float">
            <text:p>0</text:p>
          </table:table-cell>
        </table:table-row>
      </table:table>
      <table:table table:name="luppolo" table:style-name="ta1">
        <table:table-column table:style-name="co12" table:default-cell-style-name="Default"/>
        <table:table-row table:style-name="ro1">
          <table:table-cell table:formula="of:=['file:///home/azzurra/Documenti/erp-con-libreoffice-calc/modello%20calcolo%20costo%20materiali%20della%20birra.ods'#$'costo luppolo'.A2]" office:value-type="string" office:string-value=" LALLEMAND WIT gr.11" calcext:value-type="string">
            <text:p><text:s/>LALLEMAND WIT gr.11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]" office:value-type="string" office:string-value=" LALLEMAND BELLE SAISON - gr.11" calcext:value-type="string">
            <text:p><text:s/>LALLEMAND BELLE SAISON - gr.11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]" office:value-type="string" office:string-value=" LALLEMAND NOTTINGHAM ALE - gr.11" calcext:value-type="string">
            <text:p><text:s/>LALLEMAND NOTTINGHAM ALE - gr.11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]" office:value-type="string" office:string-value=" LALLEMAND VERDANT IPA gr.11" calcext:value-type="string">
            <text:p><text:s/>LALLEMAND VERDANT IPA gr.11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]" office:value-type="string" office:string-value=" LALLEMAND WIT gr.11" calcext:value-type="string">
            <text:p><text:s/>LALLEMAND WIT gr.11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]" office:value-type="string" office:string-value=" New England 11 gr Lallemand Danstar" calcext:value-type="string">
            <text:p><text:s/>New England 11 gr Lallemand Danstar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]" office:value-type="string" office:string-value="Luppolo CASCADE" calcext:value-type="string">
            <text:p>Luppolo CASCADE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1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2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luppolo'.A356]" office:value-type="float" office:value="0" calcext:value-type="float">
            <text:p>0</text:p>
          </table:table-cell>
        </table:table-row>
      </table:table>
      <table:table table:name="lista malti" table:style-name="ta1">
        <table:table-column table:style-name="co13" table:default-cell-style-name="Default"/>
        <table:table-row table:style-name="ro1">
          <table:table-cell office:value-type="string" calcext:value-type="string">
            <text:p>lista malti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]" office:value-type="string" office:string-value="Ireks Malto Vienna" calcext:value-type="string">
            <text:p>Ireks Malto Vienna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]" office:value-type="string" office:string-value="Malto in grani Château Munich " calcext:value-type="string">
            <text:p>Malto in grani Château Munich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]" office:value-type="string" office:string-value="Malto in grani Pauls LIGHT Chocolate inglese " calcext:value-type="string">
            <text:p>Malto in grani Pauls LIGHT Chocolate inglese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]" office:value-type="string" office:string-value="Malto in grani Pauls Melanoidin " calcext:value-type="string">
            <text:p>Malto in grani Pauls Melanoidin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]" office:value-type="string" office:string-value="Malto in grani Weyermann Cara Munich 1 " calcext:value-type="string">
            <text:p>Malto in grani Weyermann Cara Munich 1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]" office:value-type="string" office:string-value="Malto in grani Weyermann Premium Pilsner" calcext:value-type="string">
            <text:p>Malto in grani Weyermann Premium Pilsner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]" office:value-type="string" office:string-value="Malto in grani Weyermann Wheat Pale" calcext:value-type="string">
            <text:p>Malto in grani Weyermann Wheat Pale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]" office:value-type="string" office:string-value="Malto Muntons Extra Pale Maris Otter" calcext:value-type="string">
            <text:p>Malto Muntons Extra Pale Maris Otter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]" office:value-type="string" office:string-value="Muntons Chocolate " calcext:value-type="string">
            <text:p>Muntons Chocolate 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]" office:value-type="string" office:string-value="Muntons Crystal Malt 150" calcext:value-type="string">
            <text:p>Muntons Crystal Malt 15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]" office:value-type="string" office:string-value="Muntons Crystal Malt 150 kg.25" calcext:value-type="string">
            <text:p>Muntons Crystal Malt 150 kg.25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5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6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7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8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19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0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1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2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3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1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2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3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4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5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6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7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8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49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50]" office:value-type="float" office:value="0" calcext:value-type="float">
            <text:p>0</text:p>
          </table:table-cell>
        </table:table-row>
        <table:table-row table:style-name="ro1">
          <table:table-cell table:formula="of:=['file:///home/azzurra/Documenti/erp-con-libreoffice-calc/modello%20calcolo%20costo%20materiali%20della%20birra.ods'#$'costo dei malti'.A251]" office:value-type="float" office:value="0" calcext:value-type="float">
            <text:p>0</text:p>
          </table:table-cell>
        </table:table-row>
      </table:table>
      <table:table table:name="'file:///home/azzurra/Documenti/erp-con-libreoffice-calc/calcolo%20costo%20della%20birra.ods'#costo dei malti" table:print="false" table:style-name="ta_extref">
        <table:table-source xlink:type="simple" xlink:href="../../calcolo%20costo%20della%20birra.ods" table:table-name="costo dei malti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string">
            <text:p>costo al litro no vetro:</text:p>
          </table:table-cell>
        </table:table-row>
        <table:table-row>
          <table:table-cell table:style-name="ce1" office:value-type="string">
            <text:p>Costo 75cl</text:p>
          </table:table-cell>
        </table:table-row>
        <table:table-row>
          <table:table-cell table:style-name="ce1" office:value-type="string">
            <text:p>Costo 66cl</text:p>
          </table:table-cell>
        </table:table-row>
        <table:table-row>
          <table:table-cell table:style-name="ce1" office:value-type="string">
            <text:p>Costo 33cl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 office:value-type="string">
            <text:p>materiale</text:p>
          </table:table-cell>
        </table:table-row>
        <table:table-row>
          <table:table-cell table:style-name="ce1" office:value-type="string">
            <text:p>Malto in grani Weyermann Premium Pilsner</text:p>
          </table:table-cell>
        </table:table-row>
        <table:table-row>
          <table:table-cell table:style-name="ce1" office:value-type="string">
            <text:p>Malto in grani Weyermann Wheat Pale</text:p>
          </table:table-cell>
        </table:table-row>
        <table:table-row>
          <table:table-cell table:style-name="ce1" office:value-type="string">
            <text:p>Muntons Crystal Malt 150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8">
          <table:table-cell table:number-columns-repeated="1"/>
        </table:table-row>
        <table:table-row>
          <table:table-cell table:style-name="ce1" office:value-type="string">
            <text:p>fragole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8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8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</table:table>
      <table:table table:name="'file:///home/azzurra/Documenti/erp-con-libreoffice-calc/calcolo%20costo%20della%20birra.ods'#costo luppolo" table:print="false" table:style-name="ta_extref">
        <table:table-source xlink:type="simple" xlink:href="../../calcolo%20costo%20della%20birra.ods" table:table-name="costo luppolo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string">
            <text:p>costo della bombola 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 office:value-type="string">
            <text:p>Luppolo cascade</text:p>
          </table:table-cell>
        </table:table-row>
        <table:table-row table:number-rows-repeated="12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 office:value-type="float" office:value="100">
            <text:p>100</text:p>
          </table:table-cell>
        </table:table-row>
        <table:table-row table:number-rows-repeated="12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 office:value-type="float" office:value="4">
            <text:p>4</text:p>
          </table:table-cell>
        </table:table-row>
        <table:table-row table:number-rows-repeated="12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</table:table>
      <table:table table:name="'file:///home/azzurra/Documenti/erp-con-libreoffice-calc/modello%20calcolo%20costo%20materiali%20della%20birra.ods'#costo gpl" table:print="false" table:style-name="ta_extref">
        <table:table-source xlink:type="simple" xlink:href="../../modello%20calcolo%20costo%20materiali%20della%20birra.ods" table:table-name="costo gpl" table:filter-name="calc8" table:mode="copy-results-only"/>
        <table:table-column table:number-columns-repeated="4"/>
        <table:table-row>
          <table:table-cell table:number-columns-repeated="4"/>
        </table:table-row>
        <table:table-row>
          <table:table-cell table:number-columns-repeated="3"/>
          <table:table-cell table:style-name="ce1" office:value-type="string">
            <text:p>Parziale materiali:</text:p>
          </table:table-cell>
        </table:table-row>
      </table:table>
      <table:table table:name="'file:///home/azzurra/Documenti/erp-con-libreoffice-calc/modello%20calcolo%20costo%20materiali%20della%20birra.ods'#costo dei malti" table:print="false" table:style-name="ta_extref">
        <table:table-source xlink:type="simple" xlink:href="../../modello%20calcolo%20costo%20materiali%20della%20birra.ods" table:table-name="costo dei malti" table:filter-name="calc8" table:mode="copy-results-only"/>
        <table:table-column/>
        <table:table-row table:number-rows-repeated="2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</table:table>
      <table:table table:name="'file:///home/azzurra/Documenti/erp-con-libreoffice-calc/modello%20calcolo%20costo%20materiali%20della%20birra.ods'#costo lievito" table:print="false" table:style-name="ta_extref">
        <table:table-source xlink:type="simple" xlink:href="../../modello%20calcolo%20costo%20materiali%20della%20birra.ods" table:table-name="costo lievito" table:filter-name="calc8" table:mode="copy-results-only"/>
        <table:table-column/>
        <table:table-row>
          <table:table-cell table:style-name="ce1">
            <text:p/>
          </table:table-cell>
        </table:table-row>
        <table:table-row>
          <table:table-cell table:style-name="ce1" office:value-type="string">
            <text:p>Prodotti</text:p>
          </table:table-cell>
        </table:table-row>
        <table:table-row>
          <table:table-cell table:style-name="ce1" office:value-type="string">
            <text:p>Ireks Malto Vienna</text:p>
          </table:table-cell>
        </table:table-row>
        <table:table-row>
          <table:table-cell table:style-name="ce1" office:value-type="string">
            <text:p>Malto in grani Château Munich </text:p>
          </table:table-cell>
        </table:table-row>
        <table:table-row>
          <table:table-cell table:style-name="ce1" office:value-type="string">
            <text:p>Malto in grani Pauls LIGHT Chocolate inglese </text:p>
          </table:table-cell>
        </table:table-row>
        <table:table-row>
          <table:table-cell table:style-name="ce1" office:value-type="string">
            <text:p>Malto in grani Pauls Melanoidin </text:p>
          </table:table-cell>
        </table:table-row>
        <table:table-row>
          <table:table-cell table:style-name="ce1" office:value-type="string">
            <text:p>Malto in grani Weyermann Cara Munich 1 </text:p>
          </table:table-cell>
        </table:table-row>
        <table:table-row>
          <table:table-cell table:style-name="ce1" office:value-type="string">
            <text:p>Malto in grani Weyermann Premium Pilsner</text:p>
          </table:table-cell>
        </table:table-row>
        <table:table-row>
          <table:table-cell table:style-name="ce1" office:value-type="string">
            <text:p>Malto in grani Weyermann Wheat Pale</text:p>
          </table:table-cell>
        </table:table-row>
        <table:table-row>
          <table:table-cell table:style-name="ce1" office:value-type="string">
            <text:p>Malto Muntons Extra Pale Maris Otter</text:p>
          </table:table-cell>
        </table:table-row>
        <table:table-row>
          <table:table-cell table:style-name="ce1" office:value-type="string">
            <text:p>Muntons Chocolate </text:p>
          </table:table-cell>
        </table:table-row>
        <table:table-row>
          <table:table-cell table:style-name="ce1" office:value-type="string">
            <text:p>Muntons Crystal Malt 150</text:p>
          </table:table-cell>
        </table:table-row>
        <table:table-row>
          <table:table-cell table:style-name="ce1" office:value-type="string">
            <text:p>Muntons Crystal Malt 150 kg.25</text:p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</table:table>
      <table:table table:name="'file:///home/azzurra/Documenti/erp-con-libreoffice-calc/modello%20calcolo%20costo%20materiali%20della%20birra.ods'#costo luppolo" table:print="false" table:style-name="ta_extref">
        <table:table-source xlink:type="simple" xlink:href="../../modello%20calcolo%20costo%20materiali%20della%20birra.ods" table:table-name="costo luppolo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string">
            <text:p> LALLEMAND WIT gr.11</text:p>
          </table:table-cell>
        </table:table-row>
        <table:table-row>
          <table:table-cell table:style-name="ce1" office:value-type="string">
            <text:p> LALLEMAND BELLE SAISON - gr.11</text:p>
          </table:table-cell>
        </table:table-row>
        <table:table-row>
          <table:table-cell table:style-name="ce1" office:value-type="string">
            <text:p> LALLEMAND NOTTINGHAM ALE - gr.11</text:p>
          </table:table-cell>
        </table:table-row>
        <table:table-row>
          <table:table-cell table:style-name="ce1" office:value-type="string">
            <text:p> LALLEMAND VERDANT IPA gr.11</text:p>
          </table:table-cell>
        </table:table-row>
        <table:table-row>
          <table:table-cell table:style-name="ce1" office:value-type="string">
            <text:p> LALLEMAND WIT gr.11</text:p>
          </table:table-cell>
        </table:table-row>
        <table:table-row>
          <table:table-cell table:style-name="ce1" office:value-type="string">
            <text:p> New England 11 gr Lallemand Danstar</text:p>
          </table:table-cell>
        </table:table-row>
        <table:table-row>
          <table:table-cell table:style-name="ce1" office:value-type="string">
            <text:p>Luppolo CASCADE</text:p>
          </table:table-cell>
        </table:table-row>
        <table:table-row table:number-rows-repeated="12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3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3">
          <table:table-cell table:number-columns-repeated="1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</table:table>
      <table:table table:name="'file:///home/azzurra/Documenti/erp-con-libreoffice-calc/modello%20calcolo%20costo%20materiali%20della%20birra.ods'#spezie ecc" table:print="false" table:style-name="ta_extref">
        <table:table-source xlink:type="simple" xlink:href="../../modello%20calcolo%20costo%20materiali%20della%20birra.ods" table:table-name="spezie ecc" table:filter-name="calc8" table:mode="copy-results-only"/>
        <table:table-column table:number-columns-repeated="3"/>
        <table:table-row>
          <table:table-cell table:style-name="ce1" office:value-type="string">
            <text:p>luppolo </text:p>
          </table:table-cell>
          <table:table-cell/>
          <table:table-cell table:style-name="ce1" office:value-type="string">
            <text:p>costo lotto</text:p>
          </table:table-cell>
        </table:table-row>
        <table:table-row>
          <table:table-cell table:style-name="ce1" office:value-type="string">
            <text:p>Luppolo EAST KENT GOLDINGS - Pellet 250 gr CROP 2021</text:p>
          </table:table-cell>
          <table:table-cell/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string">
            <text:p>Luppolo WARRIOR - Pellet 250 gr CROP 2022</text:p>
          </table:table-cell>
          <table:table-cell/>
          <table:table-cell table:style-name="ce1" office:value-type="float" office:value="8">
            <text:p>8</text:p>
          </table:table-cell>
        </table:table-row>
        <table:table-row>
          <table:table-cell table:number-columns-repeated="2"/>
          <table:table-cell table:style-name="ce1" office:value-type="float" office:value="9.68">
            <text:p>9.68</text:p>
          </table:table-cell>
        </table:table-row>
        <table:table-row>
          <table:table-cell table:number-columns-repeated="2"/>
          <table:table-cell table:style-name="ce1" office:value-type="float" office:value="4.2">
            <text:p>4.2</text:p>
          </table:table-cell>
        </table:table-row>
        <table:table-row>
          <table:table-cell table:number-columns-repeated="2"/>
          <table:table-cell table:style-name="ce1" office:value-type="float" office:value="4">
            <text:p>4</text:p>
          </table:table-cell>
        </table:table-row>
        <table:table-row>
          <table:table-cell table:number-columns-repeated="2"/>
          <table:table-cell table:style-name="ce1" office:value-type="float" office:value="4.7">
            <text:p>4.7</text:p>
          </table:table-cell>
        </table:table-row>
        <table:table-row>
          <table:table-cell table:number-columns-repeated="2"/>
          <table:table-cell table:style-name="ce1" office:value-type="float" office:value="3">
            <text:p>3</text:p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>
          <table:table-cell table:number-columns-repeated="2"/>
          <table:table-cell table:style-name="ce1">
            <text:p/>
          </table:table-cell>
        </table:table-row>
        <table:table-row table:number-rows-repeated="104">
          <table:table-cell table:number-columns-repeated="3"/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>
          <table:table-cell table:style-name="ce1">
            <text:p/>
          </table:table-cell>
        </table:table-row>
        <table:table-row table:number-rows-repeated="11">
          <table:table-cell table:number-columns-repeated="3"/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  <table:table-row>
          <table:table-cell/>
          <table:table-cell table:style-name="ce1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113P0"/>
    </number:currency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09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109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109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8" number:min-decimal-places="8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8" number:min-decimal-places="8" number:min-integer-digits="1" number:grouping="true"/>
      <style:map style:condition="value()&gt;=0" style:apply-style-name="N107P0"/>
    </number:currency-style>
    <number:currency-style style:name="N105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17:42:30.691029194</meta:creation-date>
    <meta:editing-duration>PT5M26S</meta:editing-duration>
    <meta:editing-cycles>2</meta:editing-cycles>
    <meta:generator>LibreOffice/7.3.7.2$Linux_X86_64 LibreOffice_project/30$Build-2</meta:generator>
    <dc:title>modello calcolo della cotta</dc:title>
    <dc:date>2023-06-04T17:47:56.461636137</dc:date>
    <meta:document-statistic meta:table-count="5" meta:cell-count="1000" meta:object-count="0"/>
    <meta:template xlink:type="simple" xlink:actuate="onRequest" xlink:title="modello calcolo della cotta" xlink:href="../../../../Modelli/modello%20calcolo%20della%20cotta.ots" meta:date="2023-06-04T17:42:30.201679205"/>
  </office:meta>
</office:document-meta>
</file>